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B214C09933BF2431.png" manifest:media-type="image/png"/>
  <manifest:file-entry manifest:full-path="Pictures/1000020100000280000001E04E23A6BEC2A40EC7.png" manifest:media-type="image/png"/>
  <manifest:file-entry manifest:full-path="Pictures/1000020100000280000001E06E3F1B8C41337400.png" manifest:media-type="image/png"/>
  <manifest:file-entry manifest:full-path="Pictures/1000020100000280000001E0A1D5887228C79AED.png" manifest:media-type="image/png"/>
  <manifest:file-entry manifest:full-path="Pictures/1000020100000280000001E031F2B5A4EDE252BD.png" manifest:media-type="image/png"/>
  <manifest:file-entry manifest:full-path="Pictures/1000020100000280000001E0EC198FDFB2ACC17C.png" manifest:media-type="image/png"/>
  <manifest:file-entry manifest:full-path="Pictures/1000020100000280000001E08B43E0736A9BAD32.png" manifest:media-type="image/png"/>
  <manifest:file-entry manifest:full-path="Pictures/1000020100000780000003F97BACCEB8EC9B781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933cm"/>
      <style:paragraph-properties style:writing-mode="lr-tb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8.534cm"/>
      <style:paragraph-properties style:writing-mode="lr-tb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>
          <draw:text-box>
            <text:p>RESULTS MODEL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DECEMBER 202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lpha = 5e-5</text:p>
              </text:list-item>
              <text:list-item>
                <text:p>Beta = 0,4</text:p>
              </text:list-item>
              <text:list-item>
                <text:p>G = 0,9</text:p>
              </text:list-item>
            </text:list>
          </draw:text-box>
        </draw:frame>
        <draw:frame draw:style-name="gr2" draw:text-style-name="P2" draw:layer="layout" svg:width="8cm" svg:height="9.183cm" svg:x="19.2cm" svg:y="4.217cm">
          <draw:text-box>
            <text:p>[16.38775754989248,</text:p>
            <text:p><text:s/>10.487399370688324,</text:p>
            <text:p><text:s/>48.36539039046104,</text:p>
            <text:p><text:s/>61.03471809554432,</text:p>
            <text:p><text:s/>29.80049967678438,</text:p>
            <text:p><text:s/>34.82465424322721,</text:p>
            <text:p><text:s/>36.948374436684574,</text:p>
            <text:p><text:s/>29.627530222477038,</text:p>
            <text:p><text:s/>11.030007049431644,</text:p>
            <text:p><text:s/>39.457393359788234,</text:p>
            <text:p><text:s/>8.274975179570784,</text:p>
            <text:p><text:s/>17.793885524405574]</text:p>
          </draw:text-box>
        </draw:frame>
        <draw:frame draw:style-name="gr3" draw:text-style-name="P3" draw:layer="layout" svg:width="9.199cm" svg:height="4.872cm" svg:x="10.2cm" svg:y="4.4cm">
          <draw:image xlink:href="Pictures/1000020100000780000003F97BACCEB8EC9B7811.png" xlink:type="simple" xlink:show="embed" xlink:actuate="onLoad" loext:mime-type="image/png">
            <text:p/>
          </draw:image>
        </draw:frame>
        <draw:frame draw:style-name="gr3" draw:text-style-name="P3" draw:layer="layout" svg:width="8.371cm" svg:height="6.278cm" svg:x="11.029cm" svg:y="9.2cm">
          <draw:image xlink:href="Pictures/1000020100000280000001E0EC198FDFB2ACC1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lpha = 7.5e-5</text:p>
              </text:list-item>
              <text:list-item>
                <text:p>Beta = 0.4</text:p>
              </text:list-item>
              <text:list-item>
                <text:p>G = 0.5</text:p>
              </text:list-item>
            </text:list>
          </draw:text-box>
        </draw:frame>
        <draw:frame draw:style-name="gr4" draw:text-style-name="P2" draw:layer="layout" svg:width="7.009cm" svg:height="8.784cm" svg:x="19.59cm" svg:y="4.416cm">
          <draw:text-box>
            <text:p>[29.123129411297814,</text:p>
            <text:p><text:s/>37.87044884481522,</text:p>
            <text:p><text:s/>51.5124110450713,</text:p>
            <text:p><text:s/>26.65270773190789,</text:p>
            <text:p><text:s/>44.239616694354794,</text:p>
            <text:p><text:s/>26.63551638781335,</text:p>
            <text:p><text:s/>29.30637578641624,</text:p>
            <text:p><text:s/>14.313229479328566,</text:p>
            <text:p><text:s/>44.571109932049914,</text:p>
            <text:p><text:s/>45.242066181932834,</text:p>
            <text:p><text:s/>64.28480008149229,</text:p>
            <text:p><text:s/>49.628235660762996]</text:p>
          </draw:text-box>
        </draw:frame>
        <draw:frame draw:style-name="gr3" draw:text-style-name="P3" draw:layer="layout" svg:width="8.891cm" svg:height="6.668cm" svg:x="10.6cm" svg:y="1.532cm">
          <draw:image xlink:href="Pictures/1000020100000280000001E031F2B5A4EDE252BD.png" xlink:type="simple" xlink:show="embed" xlink:actuate="onLoad" loext:mime-type="image/png">
            <text:p/>
          </draw:image>
        </draw:frame>
        <draw:frame draw:style-name="gr3" draw:text-style-name="P3" draw:layer="layout" svg:width="9.236cm" svg:height="6.927cm" svg:x="10.4cm" svg:y="7.8cm">
          <draw:image xlink:href="Pictures/1000020100000280000001E08B43E0736A9BAD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lpha = 0.0001</text:p>
              </text:list-item>
              <text:list-item>
                <text:p>Beta = 0.25</text:p>
              </text:list-item>
              <text:list-item>
                <text:p>G = 0.5</text:p>
              </text:list-item>
            </text:list>
          </draw:text-box>
        </draw:frame>
        <draw:frame draw:style-name="gr4" draw:text-style-name="P2" draw:layer="layout" svg:width="7.009cm" svg:height="8.784cm" svg:x="19.791cm" svg:y="4.035cm">
          <draw:text-box>
            <text:p>[18.737303559276224,</text:p>
            <text:p><text:s/>62.55823311603026,</text:p>
            <text:p><text:s/>68.45427978271213,</text:p>
            <text:p><text:s/>63.05482815241944,</text:p>
            <text:p><text:s/>53.75279974241696,</text:p>
            <text:p><text:s/>25.37258916917367,</text:p>
            <text:p><text:s/>35.146392847677234,</text:p>
            <text:p><text:s/>38.59034174312669,</text:p>
            <text:p><text:s/>40.468524708805234,</text:p>
            <text:p><text:s/>55.074199184153755,</text:p>
            <text:p><text:s/>46.748816440197935,</text:p>
            <text:p><text:s/>42.654088455045226]</text:p>
          </draw:text-box>
        </draw:frame>
        <draw:frame draw:style-name="gr3" draw:text-style-name="P3" draw:layer="layout" svg:width="9.77cm" svg:height="7.327cm" svg:x="10.23cm" svg:y="1.473cm">
          <draw:image xlink:href="Pictures/1000020100000280000001E06E3F1B8C41337400.png" xlink:type="simple" xlink:show="embed" xlink:actuate="onLoad" loext:mime-type="image/png">
            <text:p/>
          </draw:image>
        </draw:frame>
        <draw:frame draw:style-name="gr3" draw:text-style-name="P3" draw:layer="layout" svg:width="9.97cm" svg:height="7.477cm" svg:x="10.23cm" svg:y="8.4cm">
          <draw:image xlink:href="Pictures/1000020100000280000001E04E23A6BEC2A40E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lpha = 5e-5</text:p>
              </text:list-item>
              <text:list-item>
                <text:p>Beta = 1</text:p>
              </text:list-item>
              <text:list-item>
                <text:p>G = 0.75</text:p>
              </text:list-item>
            </text:list>
          </draw:text-box>
        </draw:frame>
        <draw:frame draw:style-name="gr4" draw:text-style-name="P2" draw:layer="layout" svg:width="7.009cm" svg:height="8.784cm" svg:x="19.8cm" svg:y="4.416cm">
          <draw:text-box>
            <text:p>[8.077742480081143,</text:p>
            <text:p><text:s/>36.185334463198764,</text:p>
            <text:p><text:s/>30.4611191949219,</text:p>
            <text:p><text:s/>39.93921868661962,</text:p>
            <text:p><text:s/>33.52648218234653,</text:p>
            <text:p><text:s/>30.444349030274104,</text:p>
            <text:p><text:s/>41.417044083333465,</text:p>
            <text:p><text:s/>40.60794866224444,</text:p>
            <text:p><text:s/>39.338380807982055,</text:p>
            <text:p><text:s/>41.622629777004725,</text:p>
            <text:p><text:s/>45.998769149541346,</text:p>
            <text:p><text:s/>6.252643408140368]</text:p>
          </draw:text-box>
        </draw:frame>
        <draw:frame draw:style-name="gr3" draw:text-style-name="P3" draw:layer="layout" svg:width="10.134cm" svg:height="7.6cm" svg:x="9.466cm" svg:y="0.4cm">
          <draw:image xlink:href="Pictures/1000020100000280000001E0B214C09933BF2431.png" xlink:type="simple" xlink:show="embed" xlink:actuate="onLoad" loext:mime-type="image/png">
            <text:p/>
          </draw:image>
        </draw:frame>
        <draw:frame draw:style-name="gr3" draw:text-style-name="P3" draw:layer="layout" svg:width="10.482cm" svg:height="7.861cm" svg:x="9.6cm" svg:y="7.739cm">
          <draw:image xlink:href="Pictures/1000020100000280000001E0A1D5887228C79A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5T15:59:59.038230223</meta:creation-date>
    <dc:date>2022-12-15T16:31:37.805331501</dc:date>
    <meta:editing-duration>PT57S</meta:editing-duration>
    <meta:editing-cycles>1</meta:editing-cycles>
    <meta:document-statistic meta:object-count="53"/>
    <meta:generator>LibreOffice/6.4.7.2$Linux_X86_64 LibreOffice_project/40$Build-2</meta:generator>
  </office:meta>
</office:document-meta>
</file>